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bold" fo:font-family="'Liberation Serif'" style:font-family-asian="'Liberation Serif'" style:font-family-complex="'Liberation Serif'" fo:background-color="#ffff00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2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9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6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2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6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8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8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4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0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6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8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0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2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4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6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0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2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4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8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9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1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Liberation Serif'" style:font-family-asian="'Liberation Serif'" style:font-family-complex="'Liberation Serif'" fo:background-color="#ffff00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Liberation Serif'" style:font-family-asian="'Liberation Serif'" style:font-family-complex="'Liberation Serif'" fo:background-color="#ffff00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2">OOPS Programs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4">Class and Object Basics:</text:span></text:p>
      <text:p text:style-name="P1"><text:span text:style-name="T5"/></text:p>
      <text:p text:style-name="P1"><text:span text:style-name="T6">1.Create a class "Person" with attributes name and age. Add a method to display the details.</text:span></text:p>
      <text:p text:style-name="P1"><text:span text:style-name="T6">2.Create an object of the "Person" class and display its details.</text:span></text:p>
      <text:p text:style-name="P1"><text:span text:style-name="T6">3.Implement a class "Car" with attributes make, model, and year. Display the car details.</text:span></text:p>
      <text:p text:style-name="P1"><text:span text:style-name="T6">4.Create an object of the "Car" class and display its details.</text:span></text:p>
      <text:p text:style-name="P1"><text:span text:style-name="T7"/></text:p>
      <text:p text:style-name="P1"><text:span text:style-name="T8">Encapsulation:</text:span></text:p>
      <text:p text:style-name="P1"><text:span text:style-name="T9"/></text:p>
      <text:p text:style-name="P1"><text:span text:style-name="T10">1.Implement a class "BankAccount" with private attributes accountNumber and balance. </text:span></text:p>
      <text:p text:style-name="P1"><text:span text:style-name="T10">2.Add methods to deposit and withdraw money.</text:span></text:p>
      <text:p text:style-name="P1"><text:span text:style-name="T10">3.Create an object of "BankAccount" and perform deposit and withdrawal operations.</text:span></text:p>
      <text:p text:style-name="P1"><text:span text:style-name="T11"/></text:p>
      <text:p text:style-name="P1"><text:span text:style-name="T12">Inheritance:</text:span></text:p>
      <text:p text:style-name="P1"><text:span text:style-name="T13"/></text:p>
      <text:p text:style-name="P1"><text:span text:style-name="T14">1.Create a base class "Shape" with methods to calculate area and perimeter.</text:span></text:p>
      <text:p text:style-name="P1"><text:span text:style-name="T14">2.Derive classes "Rectangle" and "Circle" from the "Shape" class and implement area and perimeter calculations.</text:span></text:p>
      <text:p text:style-name="P1"><text:span text:style-name="T15"/></text:p>
      <text:p text:style-name="P1"><text:span text:style-name="T16">Polymorphism:</text:span></text:p>
      <text:p text:style-name="P1"><text:span text:style-name="T17"/></text:p>
      <text:p text:style-name="P1"><text:span text:style-name="T18">1.Define an interface "Shape" with a method "calculateArea."</text:span></text:p>
      <text:p text:style-name="P1"><text:span text:style-name="T18">2.Implement classes "Circle" and "Rectangle" that implement the "Shape" interface and calculate their areas.</text:span></text:p>
      <text:p text:style-name="P1"><text:span text:style-name="T19"/></text:p>
      <text:p text:style-name="P1"><text:span text:style-name="T20">Abstraction:</text:span></text:p>
      <text:p text:style-name="P1"><text:span text:style-name="T21"/></text:p>
      <text:p text:style-name="P1"><text:span text:style-name="T22">1.Create an abstract class "Animal" with abstract methods "eat" and "sound."</text:span></text:p>
      <text:p text:style-name="P1"><text:span text:style-name="T22">2.Implement classes "Dog" and "Cat" that extend the "Animal" class and implement the abstract methods.</text:span></text:p>
      <text:p text:style-name="P1"><text:span text:style-name="T23"/></text:p>
      <text:p text:style-name="P1"><text:span text:style-name="T24">Constructor Overloading:</text:span></text:p>
      <text:p text:style-name="P1"><text:span text:style-name="T25"/></text:p>
      <text:p text:style-name="P1"><text:span text:style-name="T26">1.Modify the "Person" class to have multiple constructors with different parameters.</text:span></text:p>
      <text:p text:style-name="P1"><text:span text:style-name="T26">2.Create objects of the "Person" class using different constructors.</text:span></text:p>
      <text:p text:style-name="P1"><text:span text:style-name="T27"/></text:p>
      <text:p text:style-name="P1"><text:span text:style-name="T28">Method Overloading:</text:span></text:p>
      <text:p text:style-name="P1"><text:span text:style-name="T29"/></text:p>
      <text:p text:style-name="P1"><text:span text:style-name="T30">1.Add a method "add" to the "Calculator" class that can take two integers or three integers and perform addition accordingly.</text:span></text:p>
      <text:p text:style-name="P1"><text:span text:style-name="T30">2.Use the "add" method with both two and three integers.</text:span></text:p>
      <text:p text:style-name="P1"><text:span text:style-name="T31"/></text:p>
      <text:p text:style-name="P1"><text:span text:style-name="T32">Operator Overloading:</text:span></text:p>
      <text:p text:style-name="P1"><text:span text:style-name="T33"/></text:p>
      <text:p text:style-name="P1"><text:span text:style-name="T34">1.Overload the "+" operator for a class representing a complex number.</text:span></text:p>
      <text:p text:style-name="P1"><text:span text:style-name="T34">2.Add two complex numbers using the overloaded "+" operator.</text:span></text:p>
      <text:p text:style-name="P1"><text:span text:style-name="T35"/></text:p>
      <text:p text:style-name="P1"><text:span text:style-name="T36">Static Methods:</text:span></text:p>
      <text:p text:style-name="P1"><text:span text:style-name="T37"/></text:p>
      <text:p text:style-name="P1"><text:span text:style-name="T38">1.Implement a class "MathOperations" with a static method to find the square root of a number.</text:span></text:p>
      <text:p text:style-name="P1"><text:span text:style-name="T38">2.Use the static method without creating an object of the class.</text:span></text:p>
      <text:p text:style-name="P1"><text:span text:style-name="T39"/></text:p>
      <text:p text:style-name="P1"><text:span text:style-name="T40">Singleton Pattern:</text:span></text:p>
      <text:p text:style-name="P1"><text:span text:style-name="T41"/></text:p>
      <text:p text:style-name="P1"><text:span text:style-name="T42">1.Create a singleton class "Logger" that logs messages.</text:span></text:p>
      <text:p text:style-name="P1"><text:span text:style-name="T42">2.Use the singleton instance to log messages from different parts of the program.</text:span></text:p>
      <text:p text:style-name="P1"><text:span text:style-name="T43"/></text:p>
      <text:p text:style-name="P1"><text:span text:style-name="T44">Composition:</text:span></text:p>
      <text:p text:style-name="P1"><text:span text:style-name="T45"/></text:p>
      <text:p text:style-name="P1"><text:span text:style-name="T46">1.Create classes "Engine" and "Car" where "Car" has an "Engine" object.</text:span></text:p>
      <text:p text:style-name="P1"><text:span text:style-name="T46">2.Demonstrate the composition relationship between "Car" and "Engine."</text:span></text:p>
      <text:p text:style-name="P1"><text:span text:style-name="T47"/></text:p>
      <text:p text:style-name="P1"><text:span text:style-name="T48">Interface:</text:span></text:p>
      <text:p text:style-name="P1"><text:span text:style-name="T49"/></text:p>
      <text:p text:style-name="P1"><text:span text:style-name="T50">1.Define an interface "Drawable" with a method "draw."</text:span></text:p>
      <text:p text:style-name="P1"><text:span text:style-name="T50">2.Implement classes "Circle" and "Rectangle" that implement the "Drawable" interface.</text:span></text:p>
      <text:p text:style-name="P1"><text:span text:style-name="T51"/></text:p>
      <text:p text:style-name="P1"><text:span text:style-name="T52">Abstract Factory:</text:span></text:p>
      <text:p text:style-name="P1"><text:span text:style-name="T53"/></text:p>
      <text:p text:style-name="P1"><text:span text:style-name="T54">1.Create an <text:tab/>abstract class "AbstractFactory" with methods to create "ProductA" and "ProductB."</text:span></text:p>
      <text:p text:style-name="P1"><text:span text:style-name="T54">2.Implement concrete classes "ConcreteFactory1" and "ConcreteFactory2" that extend the abstract factory</text:span><text:span text:style-name="T55">.</text:span></text:p>
      <text:p text:style-name="P1"><text:span text:style-name="T56"/></text:p>
      <text:p text:style-name="P1"><text:span text:style-name="T57">Observer Pattern:</text:span></text:p>
      <text:p text:style-name="P1"><text:span text:style-name="T58"/></text:p>
      <text:p text:style-name="P1"><text:span text:style-name="T59">1.Implement an observer pattern where multiple objects observe changes in a subject.</text:span></text:p>
      <text:p text:style-name="P1"><text:span text:style-name="T59">2.Notify the observers when a change occurs in the subject.</text:span></text:p>
      <text:p text:style-name="P1"><text:span text:style-name="T60"/></text:p>
      <text:p text:style-name="P1"><text:span text:style-name="T61">Decorator Pattern:</text:span></text:p>
      <text:p text:style-name="P1"><text:span text:style-name="T62"/></text:p>
      <text:p text:style-name="P1"><text:span text:style-name="T63">1.Create a class "Coffee" with a method "cost."</text:span></text:p>
      <text:p text:style-name="P1"><text:span text:style-name="T63">2.Implement decorators like "Milk" and "Sugar" to modify the cost of a "Coffee" object.</text:span></text:p>
      <text:p text:style-name="P1"><text:span text:style-name="T64"/></text:p>
      <text:p text:style-name="P1"><text:span text:style-name="T65">Strategy Pattern:</text:span></text:p>
      <text:p text:style-name="P1"><text:span text:style-name="T66"/></text:p>
      <text:p text:style-name="P1"><text:span text:style-name="T67">1.Define an interface "PaymentStrategy" with methods to perform payment.</text:span></text:p>
      <text:p text:style-name="P1"><text:span text:style-name="T67">2.Implement classes like "CreditCardPayment" and "PayPalPayment" that implement the "PaymentStrategy."</text:span></text:p>
      <text:p text:style-name="P1"><text:span text:style-name="T68"/></text:p>
      <text:p text:style-name="P1"><text:span text:style-name="T69">Command Pattern:</text:span></text:p>
      <text:p text:style-name="P1"><text:span text:style-name="T70"/></text:p>
      <text:p text:style-name="P1"><text:span text:style-name="T71">1.Create a class "Command" with an execute method.</text:span></text:p>
      <text:p text:style-name="P1"><text:span text:style-name="T71">2.Implement concrete commands like "LightOnCommand" and "LightOffCommand" for a home automation system</text:span><text:span text:style-name="T72">.</text:span></text:p>
      <text:p text:style-name="P1"><text:span text:style-name="T73"/></text:p>
      <text:p text:style-name="P1"><text:span text:style-name="T74">Factory Method:</text:span></text:p>
      <text:p text:style-name="P1"><text:span text:style-name="T75"/></text:p>
      <text:p text:style-name="P1"><text:span text:style-name="T76">1.Define an interface "Document" with a method "print."</text:span></text:p>
      <text:p text:style-name="P1"><text:span text:style-name="T76">2.Implement classes like "PDFDocument" and "WordDocument" that implement the "Document" interface.</text:span></text:p>
      <text:p text:style-name="P1"><text:span text:style-name="T77"/></text:p>
      <text:p text:style-name="P1"><text:span text:style-name="T78">Iterator Pattern:</text:span></text:p>
      <text:p text:style-name="P1"><text:span text:style-name="T79"/></text:p>
      <text:p text:style-name="P1"><text:span text:style-name="T80">1.Create an interface "Iterator" with methods to iterate over a collection.</text:span></text:p>
      <text:p text:style-name="P1"><text:span text:style-name="T80">2.Implement an iterator for a custom collection.</text:span></text:p>
      <text:p text:style-name="P1"><text:span text:style-name="T81"/></text:p>
      <text:p text:style-name="P1"><text:span text:style-name="T82">Memento Pattern:</text:span></text:p>
      <text:p text:style-name="P1"><text:span text:style-name="T83"/></text:p>
      <text:p text:style-name="P1"><text:span text:style-name="T84">1.Implement a class "Originator" that has a state.</text:span></text:p>
      <text:p text:style-name="P1"><text:span text:style-name="T84">2.Create a "Memento" class to store the state and a "Caretaker" class to manage multiple states</text:span><text:span text:style-name="T85">.</text:span></text:p>
      <text:p text:style-name="P1"><text:span text:style-name="T86"/></text:p>
      <text:p text:style-name="P1"><text:span text:style-name="T87">State Pattern:</text:span></text:p>
      <text:p text:style-name="P1"><text:span text:style-name="T88"/></text:p>
      <text:p text:style-name="P1"><text:span text:style-name="T89">1.Define a "Context" class that can change its state.</text:span></text:p>
      <text:p text:style-name="P1"><text:span text:style-name="T89">2.Implement different states like "StateA" and "StateB" that the "Context" class can transition between.</text:span></text:p>
      <text:p text:style-name="P1"><text:span text:style-name="T90"/></text:p>
      <text:p text:style-name="P1"><text:span text:style-name="T91">Proxy Pattern:</text:span></text:p>
      <text:p text:style-name="P1"><text:span text:style-name="T92"/></text:p>
      <text:p text:style-name="P1"><text:span text:style-name="T93">1.Create an interface "Image" with a method "display."</text:span></text:p>
      <text:p text:style-name="P1"><text:span text:style-name="T93">2.Implement a "RealImage" class that implements the "Image" interface and a "ProxyImage" class that controls access to the "RealImage."</text:span></text:p>
      <text:p text:style-name="P1"><text:span text:style-name="T94"/></text:p>
      <text:p text:style-name="P1"><text:span text:style-name="T95">Chain of Responsibility:</text:span></text:p>
      <text:p text:style-name="P1"><text:span text:style-name="T96"/></text:p>
      <text:p text:style-name="P1"><text:span text:style-name="T97">1.Implement a chain of handlers to process requests.</text:span></text:p>
      <text:p text:style-name="P1"><text:span text:style-name="T97">2.Each handler should decide whether to handle the request or pass it to the next handler</text:span><text:span text:style-name="T98">.</text:span></text:p>
      <text:p text:style-name="P1"><text:span text:style-name="T99"/></text:p>
      <text:p text:style-name="P1"><text:span text:style-name="T100">Template Method Pattern:</text:span></text:p>
      <text:p text:style-name="P1"><text:span text:style-name="T101"/></text:p>
      <text:p text:style-name="P1"><text:span text:style-name="T102">1.Create an abstract class "Game" with template methods "initialize," "startPlay," and "endPlay."</text:span></text:p>
      <text:p text:style-name="P1"><text:span text:style-name="T102">2.Implement classes like "Football" and "Basketball" that extend the "Game" class.</text:span></text:p>
      <text:p text:style-name="P1"><text:span text:style-name="T103"/></text:p>
      <text:p text:style-name="P1"><text:span text:style-name="T104">Prototype Pattern:</text:span></text:p>
      <text:p text:style-name="P1"><text:span text:style-name="T105"/></text:p>
      <text:p text:style-name="P1"><text:span text:style-name="T106">1.Implement a prototype pattern for creating copies of objects.</text:span></text:p>
      <text:p text:style-name="P1"><text:span text:style-name="T106">2.Clone objects using the prototype pattern.</text:span></text:p>
      <text:p text:style-name="P1"><text:span text:style-name="T107"/></text:p>
      <text:p text:style-name="P1"><text:span text:style-name="T108">Bridge Pattern:</text:span></text:p>
      <text:p text:style-name="P1"><text:span text:style-name="T109"/></text:p>
      <text:p text:style-name="P1"><text:span text:style-name="T110">1.Define an interface "Color" with a method "fill."</text:span></text:p>
      <text:p text:style-name="P1"><text:span text:style-name="T110">2.Implement concrete classes like "Red" and "Blue" that implement the "Color" interface.</text:span></text:p>
      <text:p text:style-name="P1"><text:span text:style-name="T110">3.Create an abstract class "Shape" that uses the "Color" interface and implement concrete shapes.</text:span></text:p>
      <text:p text:style-name="P1"><text:span text:style-name="T111"/></text:p>
      <text:p text:style-name="P1"><text:span text:style-name="T112">Composite Pattern:</text:span></text:p>
      <text:p text:style-name="P1"><text:span text:style-name="T113"/></text:p>
      <text:p text:style-name="P1"><text:span text:style-name="T114">1.Create an interface "Component" with a method "display."</text:span></text:p>
      <text:p text:style-name="P1"><text:span text:style-name="T114">2.Implement classes like "Leaf" and "Composite" that implement the "Component" interface.</text:span></text:p>
      <text:p text:style-name="P1"><text:span text:style-name="T115"/></text:p>
      <text:p text:style-name="P1"><text:span text:style-name="T116">Adapter Pattern:</text:span></text:p>
      <text:p text:style-name="P1"><text:span text:style-name="T117"/></text:p>
      <text:p text:style-name="P1"><text:span text:style-name="T118">1.Create an interface "Target" with a method "request."</text:span></text:p>
      <text:p text:style-name="P1"><text:span text:style-name="T118">2.Implement classes like "Adaptee" that have a method incompatible with "Target."</text:span></text:p>
      <text:p text:style-name="P1"><text:span text:style-name="T118">3.Create an adapter class to make "Adaptee" compatible with "Target."</text:span></text:p>
      <text:p text:style-name="P1"><text:span text:style-name="T119"/></text:p>
      <text:p text:style-name="P1"><text:span text:style-name="T120">Mediator Pattern:<text:tab/></text:span></text:p>
      <text:p text:style-name="P1"><text:span text:style-name="T121"/></text:p>
      <text:p text:style-name="P1"><text:span text:style-name="T122">1.Define a "Mediator" interface with methods for communication between components.</text:span></text:p>
      <text:p text:style-name="P1"><text:span text:style-name="T122">2.Implement classes like "Colleague" that communicate through the mediator.</text:span></text:p>
      <text:p text:style-name="P1"><text:span text:style-name="T123"/></text:p>
      <text:p text:style-name="P1"><text:span text:style-name="T124">Visitor Pattern:</text:span></text:p>
      <text:p text:style-name="P1"><text:span text:style-name="T125"/></text:p>
      <text:p text:style-name="P1"><text:span text:style-name="T126">1.Create an interface "Visitor" with methods to visit different elements.</text:span></text:p>
      <text:p text:style-name="P1"><text:span text:style-name="T126">2.Implement classes like "ElementA" and "ElementB" that accept visitors.</text:span></text:p>
      <text:p text:style-name="P1"><text:span text:style-name="T127"/></text:p>
      <text:p text:style-name="P1"><text:span text:style-name="T128">Composite Pattern:</text:span></text:p>
      <text:p text:style-name="P1"><text:span text:style-name="T129"/></text:p>
      <text:p text:style-name="P1"><text:span text:style-name="T130">1.Define a "Component" interface with methods to add and remove components.</text:span></text:p>
      <text:p text:style-name="P1"><text:span text:style-name="T130">2.Implement classes like "Leaf" and "Composite" that implement the "Component" interface.</text:span></text:p>
      <text:p text:style-name="P1"><text:span text:style-name="T131"/></text:p>
      <text:p text:style-name="P1"><text:span text:style-name="T132">Command Pattern:</text:span></text:p>
      <text:p text:style-name="P1"><text:span text:style-name="T133"/></text:p>
      <text:p text:style-name="P1"><text:span text:style-name="T134">1.Create a remote control that can execute different commands.</text:span></text:p>
      <text:p text:style-name="P1"><text:span text:style-name="T134">2.Implement commands like "TurnOnCommand" and "TurnOffCommand" for various devices.</text:span></text:p>
      <text:p text:style-name="P1"><text:span text:style-name="T135"/></text:p>
      <text:p text:style-name="P1"><text:span text:style-name="T136">Observer Pattern:</text:span></text:p>
      <text:p text:style-name="P1"><text:span text:style-name="T137"/></text:p>
      <text:p text:style-name="P1"><text:span text:style-name="T138">1.Implement a stock market system where different observers receive updates on stock prices.</text:span></text:p>
      <text:p text:style-name="P1"><text:span text:style-name="T138">2.Notify observers when stock prices change.</text:span></text:p>
      <text:p text:style-name="P1"><text:span text:style-name="T139"/></text:p>
      <text:p text:style-name="P1"><text:span text:style-name="T140">Proxy Pattern:</text:span></text:p>
      <text:p text:style-name="P1"><text:span text:style-name="T141"/></text:p>
      <text:p text:style-name="P1"><text:span text:style-name="T142">1.Create a proxy for a costly resource, allowing access only if certain conditions are met.</text:span></text:p>
      <text:p text:style-name="P1"><text:span text:style-name="T142">2.Use the proxy to control access to the resource.</text:span></text:p>
      <text:p text:style-name="P1"><text:span text:style-name="T143"/></text:p>
      <text:p text:style-name="P1"><text:span text:style-name="T144">Factory Method:</text:span></text:p>
      <text:p text:style-name="P1"><text:span text:style-name="T145"/></text:p>
      <text:p text:style-name="P1"><text:span text:style-name="T146">1.Implement a factory method to create different types of vehicles.</text:span></text:p>
      <text:p text:style-name="P1"><text:span text:style-name="T146">2.Create instances of vehicles using the factory method.</text:span></text:p>
      <text:p text:style-name="P1"><text:span text:style-name="T147"/></text:p>
      <text:p text:style-name="P1"><text:span text:style-name="T148">State Pattern:</text:span></text:p>
      <text:p text:style-name="P1"><text:span text:style-name="T149"/></text:p>
      <text:p text:style-name="P1"><text:span text:style-name="T150">1.Create a context class representing a traffic light that changes its state.</text:span></text:p>
      <text:p text:style-name="P1"><text:span text:style-name="T150">2.Implement states like "Red," "Yellow," and "Green."</text:span></text:p>
      <text:p text:style-name="P1"><text:span text:style-name="T151"/></text:p>
      <text:p text:style-name="P1"><text:span text:style-name="T152">Abstract Factory:</text:span></text:p>
      <text:p text:style-name="P1"><text:span text:style-name="T153"/></text:p>
      <text:p text:style-name="P1"><text:span text:style-name="T154">1.Define an abstract factory for creating furniture.</text:span></text:p>
      <text:p text:style-name="P1"><text:span text:style-name="T154">2.Implement concrete factories for modern and Victorian furniture</text:span><text:span text:style-name="T155">.</text:span></text:p>
      <text:p text:style-name="P1"><text:span text:style-name="T156"/></text:p>
      <text:p text:style-name="P1"><text:span text:style-name="T157">Chain of Responsibility:</text:span></text:p>
      <text:p text:style-name="P1"><text:span text:style-name="T158"/></text:p>
      <text:p text:style-name="P1"><text:span text:style-name="T159">1.Create a chain of loggers to process log messages.</text:span></text:p>
      <text:p text:style-name="P1"><text:span text:style-name="T159">2.Each logger decides whether to handle the message or pass it to the next logger.</text:span></text:p>
      <text:p text:style-name="P1"><text:span text:style-name="T160"/></text:p>
      <text:p text:style-name="P1"><text:span text:style-name="T161">Decorator Pattern:</text:span></text:p>
      <text:p text:style-name="P1"><text:span text:style-name="T162"/></text:p>
      <text:p text:style-name="P1"><text:span text:style-name="T163">1.Implement a text editor with decorators like "Bold" and "Italic" to modify the text.</text:span></text:p>
      <text:p text:style-name="P1"><text:span text:style-name="T163">2.Apply multiple decorators to the text</text:span><text:span text:style-name="T164">.</text:span></text:p>
      <text:p text:style-name="P1"><text:span text:style-name="T165"/></text:p>
      <text:p text:style-name="P1"><text:span text:style-name="T166">Bridge Pattern:</text:span></text:p>
      <text:p text:style-name="P1"><text:span text:style-name="T167"/></text:p>
      <text:p text:style-name="P1"><text:span text:style-name="T168">1.Define a bridge between different drawing shapes and rendering engines.</text:span></text:p>
      <text:p text:style-name="P1"><text:span text:style-name="T168">2.Implement concrete shapes and rendering engines.</text:span></text:p>
      <text:p text:style-name="P1"><text:span text:style-name="T169"/></text:p>
      <text:p text:style-name="P1"><text:span text:style-name="T170">Composite Pattern:</text:span></text:p>
      <text:p text:style-name="P1"><text:span text:style-name="T171"/></text:p>
      <text:p text:style-name="P1"><text:span text:style-name="T172">1.Create a file system representation using the composite pattern.</text:span></text:p>
      <text:p text:style-name="P1"><text:span text:style-name="T172">2.Implement classes like "File" and "Directory."</text:span></text:p>
      <text:p text:style-name="P1"><text:span text:style-name="T173"/></text:p>
      <text:p text:style-name="P1"><text:span text:style-name="T174">Strategy Pattern:</text:span></text:p>
      <text:p text:style-name="P1"><text:span text:style-name="T175"/></text:p>
      <text:p text:style-name="P1"><text:span text:style-name="T176">1.Implement a billing system that uses different billing strategies based on customer type.</text:span></text:p>
      <text:p text:style-name="P1"><text:span text:style-name="T176">2.Define strategies like "NormalBilling" and "DiscountBilling."</text:span></text:p>
      <text:p text:style-name="P1"><text:span text:style-name="T177"/></text:p>
      <text:p text:style-name="P1"><text:span text:style-name="T178">Visitor Pattern:</text:span></text:p>
      <text:p text:style-name="P1"><text:span text:style-name="T179"/></text:p>
      <text:p text:style-name="P1"><text:span text:style-name="T180">1.Create a document structure and implement a visitor to perform operations on the document elements.</text:span></text:p>
      <text:p text:style-name="P1"><text:span text:style-name="T180">2.Define elements like "Paragraph" and "Image."</text:span></text:p>
      <text:p text:style-name="P1"><text:span text:style-name="T181"/></text:p>
      <text:p text:style-name="P1"><text:span text:style-name="T182">State Pattern:</text:span></text:p>
      <text:p text:style-name="P1"><text:span text:style-name="T183"/></text:p>
      <text:p text:style-name="P1"><text:span text:style-name="T184">1.Implement a vending machine with different states like "NoCoinState" and "HasCoinState."</text:span></text:p>
      <text:p text:style-name="P1"><text:span text:style-name="T184">2.Change the vending machine state based on user actions</text:span><text:span text:style-name="T185">.</text:span></text:p>
      <text:p text:style-name="P1"><text:span text:style-name="T186"/></text:p>
      <text:p text:style-name="P1"><text:span text:style-name="T187">Abstract Factory:</text:span></text:p>
      <text:p text:style-name="P1"><text:span text:style-name="T188"/></text:p>
      <text:p text:style-name="P1"><text:span text:style-name="T189">1.Define an abstract factory for creating UI components.</text:span></text:p>
      <text:p text:style-name="P1"><text:span text:style-name="T189">2.Implement concrete factories for desktop and mobile UIs.</text:span></text:p>
      <text:p text:style-name="P1"><text:span text:style-name="T190"/></text:p>
      <text:p text:style-name="P1"><text:span text:style-name="T191">Observer Pattern:</text:span></text:p>
      <text:p text:style-name="P1"><text:span text:style-name="T192"/></text:p>
      <text:p text:style-name="P1"><text:span text:style-name="T193">1.Implement a weather station where different observers receive updates on temperature and humidity.</text:span></text:p>
      <text:p text:style-name="P1"><text:span text:style-name="T193">2.Notify observers when weather conditions change.</text:span></text:p>
      <text:p text:style-name="P1"><text:span text:style-name="T194"/></text:p>
      <text:p text:style-name="P1"><text:span text:style-name="T195">Command Pattern:</text:span></text:p>
      <text:p text:style-name="P1"><text:span text:style-name="T196"/></text:p>
      <text:p text:style-name="P1"><text:span text:style-name="T197">1.Create a remote control for a smart home with different commands for controlling devices.</text:span></text:p>
      <text:p text:style-name="P1"><text:span text:style-name="T197">2.Implement commands like "TurnOnLightsCommand" and "TurnOffACCommand."</text:span></text:p>
      <text:p text:style-name="P1"><text:span text:style-name="T198"/></text:p>
      <text:p text:style-name="P1"><text:span text:style-name="T199">Prototype Pattern:<text:tab/></text:span></text:p>
      <text:p text:style-name="P1"><text:span text:style-name="T200"/></text:p>
      <text:p text:style-name="P1"><text:span text:style-name="T201">1.Implement a prototype pattern for creating different types of animals.</text:span></text:p>
      <text:p text:style-name="P1"><text:span text:style-name="T201">2.Clone animal objects using the prototype pattern.</text:span></text:p>
      <text:p text:style-name="P1"><text:span text:style-name="T202"/></text:p>
      <text:p text:style-name="P1"><text:span text:style-name="T202"/></text:p>
      <text:p text:style-name="P1"><text:span text:style-name="T203">These exercises cover a wide range of OOP concepts and can be adapted to various programming languages. Feel free to choose the ones that align with your language of choice and programming environment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